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pitch="variable" style:font-charset="x-symbol"/>
    <style:font-face style:name="DejaVu Sans Mono" svg:font-family="'DejaVu Sans Mono'" style:font-family-generic="modern" style:font-pitch="fixed"/>
    <style:font-face style:name="Nimbus Mono L" svg:font-family="'Nimbus Mono L'" style:font-family-generic="modern" style:font-pitch="fixed"/>
    <style:font-face style:name="Baris Cerin Regular" svg:font-family="'Baris Cerin Regular'" style:font-pitch="variable"/>
    <style:font-face style:name="Stephens Heavy Writing" svg:font-family="'Stephens Heavy Writing'" style:font-pitch="variable"/>
    <style:font-face style:name="URW Bookman L" svg:font-family="'URW Bookman L'"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Nimbus Sans L" svg:font-family="'Nimbus Sans L'" style:font-family-generic="swiss" style:font-pitch="variable"/>
    <style:font-face style:name="URW Gothic L" svg:font-family="'URW Gothic L'"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officeooo:paragraph-rsid="001740d1"/>
    </style:style>
    <style:style style:name="P2" style:family="paragraph" style:parent-style-name="Text_20_body">
      <style:text-properties officeooo:paragraph-rsid="0018251e"/>
    </style:style>
    <style:style style:name="P3" style:family="paragraph" style:parent-style-name="Text_20_body">
      <style:text-properties style:font-name="Nimbus Roman No9 L" fo:font-size="12pt" style:text-underline-style="none" officeooo:paragraph-rsid="001c31b4" style:font-size-asian="10.5pt" style:font-size-complex="12pt"/>
    </style:style>
    <style:style style:name="P4" style:family="paragraph" style:parent-style-name="Text_20_body">
      <style:text-properties style:font-name="Nimbus Roman No9 L" fo:font-size="12pt" style:text-underline-style="none" officeooo:paragraph-rsid="001cd210" style:font-size-asian="12pt" style:font-size-complex="12pt"/>
    </style:style>
    <style:style style:name="P5" style:family="paragraph" style:parent-style-name="Text_20_body">
      <style:text-properties style:font-name="Nimbus Roman No9 L" fo:font-size="12pt" fo:font-style="normal" style:text-underline-style="none" fo:font-weight="normal" officeooo:rsid="001c31b4" officeooo:paragraph-rsid="001c31b4" style:font-size-asian="10.5pt" style:font-style-asian="normal" style:font-weight-asian="normal" style:font-size-complex="12pt" style:font-style-complex="normal" style:font-weight-complex="normal"/>
    </style:style>
    <style:style style:name="P6" style:family="paragraph" style:parent-style-name="Text_20_body">
      <style:text-properties style:font-name="Nimbus Roman No9 L" fo:font-size="12pt" fo:font-style="normal" style:text-underline-style="none" fo:font-weight="normal" officeooo:rsid="001c31b4" officeooo:paragraph-rsid="001c31b4" style:font-size-asian="12pt" style:font-style-asian="normal" style:font-weight-asian="normal" style:font-size-complex="12pt" style:font-style-complex="normal" style:font-weight-complex="normal"/>
    </style:style>
    <style:style style:name="P7" style:family="paragraph" style:parent-style-name="Text_20_body">
      <style:text-properties style:font-name="Nimbus Roman No9 L" fo:font-size="12pt" fo:font-style="normal" style:text-underline-style="none" fo:font-weight="normal" officeooo:rsid="001cd210" officeooo:paragraph-rsid="001cd210" style:font-size-asian="12pt" style:font-style-asian="normal" style:font-weight-asian="normal" style:font-size-complex="12pt" style:font-style-complex="normal" style:font-weight-complex="normal"/>
    </style:style>
    <style:style style:name="P8" style:family="paragraph" style:parent-style-name="Text_20_body">
      <style:text-properties style:font-name="Nimbus Roman No9 L" fo:font-size="12pt" fo:font-style="normal" style:text-underline-style="none" fo:font-weight="normal" officeooo:rsid="001e236e" officeooo:paragraph-rsid="001e236e" style:font-size-asian="12pt" style:font-style-asian="normal" style:font-weight-asian="normal" style:font-size-complex="12pt" style:font-style-complex="normal" style:font-weight-complex="normal"/>
    </style:style>
    <style:style style:name="P9" style:family="paragraph" style:parent-style-name="Text_20_body">
      <style:text-properties officeooo:rsid="001740d1" officeooo:paragraph-rsid="001740d1"/>
    </style:style>
    <style:style style:name="P10" style:family="paragraph" style:parent-style-name="Text_20_body">
      <style:text-properties fo:font-style="normal" fo:font-weight="normal" officeooo:rsid="001740d1" officeooo:paragraph-rsid="001740d1" style:font-style-asian="normal" style:font-weight-asian="normal" style:font-style-complex="normal" style:font-weight-complex="normal"/>
    </style:style>
    <style:style style:name="P11" style:family="paragraph" style:parent-style-name="Text_20_body">
      <style:text-properties fo:font-style="normal" fo:font-weight="normal" officeooo:rsid="0018251e" officeooo:paragraph-rsid="0018251e" style:font-style-asian="normal" style:font-weight-asian="normal" style:font-style-complex="normal" style:font-weight-complex="normal"/>
    </style:style>
    <style:style style:name="P12" style:family="paragraph" style:parent-style-name="Text_20_body">
      <style:text-properties fo:font-style="normal" style:text-underline-style="solid" style:text-underline-width="auto" style:text-underline-color="font-color" fo:font-weight="normal" officeooo:rsid="001996d0" style:font-style-asian="normal" style:font-weight-asian="normal" style:font-style-complex="normal" style:font-weight-complex="normal"/>
    </style:style>
    <style:style style:name="P13" style:family="paragraph" style:parent-style-name="Text_20_body">
      <style:text-properties fo:font-style="normal" style:text-underline-style="solid" style:text-underline-width="auto" style:text-underline-color="font-color" fo:font-weight="normal" officeooo:rsid="001996d0" officeooo:paragraph-rsid="001996d0" style:font-style-asian="normal" style:font-weight-asian="normal" style:font-style-complex="normal" style:font-weight-complex="normal"/>
    </style:style>
    <style:style style:name="P14" style:family="paragraph" style:parent-style-name="Text_20_body">
      <style:paragraph-properties fo:text-align="justify" style:justify-single-word="false"/>
      <style:text-properties fo:font-style="normal" style:text-underline-style="solid" style:text-underline-width="auto" style:text-underline-color="font-color" fo:font-weight="normal" officeooo:rsid="001aebbc" officeooo:paragraph-rsid="001aebbc" style:font-style-asian="normal" style:font-weight-asian="normal" style:font-style-complex="normal" style:font-weight-complex="normal"/>
    </style:style>
    <style:style style:name="P15" style:family="paragraph" style:parent-style-name="Text_20_body">
      <style:text-properties fo:font-style="normal" style:text-underline-style="solid" style:text-underline-width="auto" style:text-underline-color="font-color" fo:font-weight="normal" officeooo:rsid="001aebbc" officeooo:paragraph-rsid="001aebbc"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fo:font-style="normal" style:text-underline-style="solid" style:text-underline-width="auto" style:text-underline-color="font-color" fo:font-weight="normal" officeooo:rsid="001c31b4" officeooo:paragraph-rsid="001c31b4" style:font-style-asian="normal" style:font-weight-asian="normal" style:font-style-complex="normal" style:font-weight-complex="normal"/>
    </style:style>
    <style:style style:name="P17" style:family="paragraph" style:parent-style-name="Text_20_body">
      <style:text-properties fo:font-style="normal" style:text-underline-style="none" fo:font-weight="normal" officeooo:rsid="001996d0" officeooo:paragraph-rsid="001996d0" style:font-style-asian="normal" style:font-weight-asian="normal" style:font-style-complex="normal" style:font-weight-complex="normal"/>
    </style:style>
    <style:style style:name="P18" style:family="paragraph" style:parent-style-name="Text_20_body">
      <style:paragraph-properties fo:text-align="justify" style:justify-single-word="false"/>
      <style:text-properties fo:font-style="normal" style:text-underline-style="none" fo:font-weight="normal" officeooo:rsid="001aebbc" officeooo:paragraph-rsid="001aebbc" style:font-style-asian="normal" style:font-weight-asian="normal" style:font-style-complex="normal" style:font-weight-complex="normal"/>
    </style:style>
    <style:style style:name="P19" style:family="paragraph" style:parent-style-name="Text_20_body">
      <style:text-properties fo:font-style="normal" style:text-underline-style="none" fo:font-weight="normal" officeooo:rsid="001aebbc" officeooo:paragraph-rsid="001aebbc" style:font-style-asian="normal" style:font-weight-asian="normal" style:font-style-complex="normal" style:font-weight-complex="normal"/>
    </style:style>
    <style:style style:name="P20" style:family="paragraph" style:parent-style-name="Text_20_body">
      <style:text-properties fo:font-style="normal" style:text-underline-style="none" fo:font-weight="normal" officeooo:rsid="001c31b4" officeooo:paragraph-rsid="001c31b4" style:font-style-asian="normal" style:font-weight-asian="normal" style:font-style-complex="normal" style:font-weight-complex="normal"/>
    </style:style>
    <style:style style:name="P21" style:family="paragraph" style:parent-style-name="Text_20_body">
      <style:text-properties style:font-name="Nimbus Mono L" fo:font-size="11pt" fo:font-style="normal" style:text-underline-style="none" fo:font-weight="normal" officeooo:rsid="001c31b4" officeooo:paragraph-rsid="001c31b4" style:font-size-asian="11pt" style:font-style-asian="normal" style:font-weight-asian="normal" style:font-size-complex="11pt" style:font-style-complex="normal" style:font-weight-complex="normal"/>
    </style:style>
    <style:style style:name="P22" style:family="paragraph" style:parent-style-name="Text_20_body">
      <style:text-properties style:font-name="Nimbus Mono L" fo:font-size="11pt" fo:font-style="normal" style:text-underline-style="none" fo:font-weight="normal" officeooo:rsid="001cd210" officeooo:paragraph-rsid="001cd210" style:font-size-asian="11pt" style:font-style-asian="normal" style:font-weight-asian="normal" style:font-size-complex="11pt" style:font-style-complex="normal" style:font-weight-complex="normal"/>
    </style:style>
    <style:style style:name="P23" style:family="paragraph" style:parent-style-name="Text_20_body">
      <style:text-properties style:font-name="DejaVu Sans Mono" fo:font-style="normal" style:text-underline-style="solid" style:text-underline-width="auto" style:text-underline-color="font-color" fo:font-weight="normal" officeooo:rsid="001c31b4" officeooo:paragraph-rsid="001c31b4" style:font-style-asian="normal" style:font-weight-asian="normal" style:font-style-complex="normal" style:font-weight-complex="normal"/>
    </style:style>
    <style:style style:name="P24" style:family="paragraph" style:parent-style-name="Text_20_body">
      <style:paragraph-properties fo:margin-left="1.815cm" fo:margin-right="0cm" fo:text-align="start" style:justify-single-word="false" fo:text-indent="0cm" style:auto-text-indent="false"/>
      <style:text-properties style:font-name="Nimbus Mono L" fo:font-size="11pt" fo:font-style="normal" style:text-underline-style="none" fo:font-weight="normal" officeooo:rsid="001c31b4" officeooo:paragraph-rsid="001c31b4" style:font-size-asian="11pt" style:font-style-asian="normal" style:font-weight-asian="normal" style:font-size-complex="11pt" style:font-style-complex="normal" style:font-weight-complex="normal"/>
    </style:style>
    <style:style style:name="P25" style:family="paragraph" style:parent-style-name="Text_20_body">
      <style:paragraph-properties fo:margin-left="1.889cm" fo:margin-right="0cm" fo:text-indent="0cm" style:auto-text-indent="false"/>
      <style:text-properties style:font-name="Nimbus Mono L" fo:font-size="11pt" fo:font-style="normal" style:text-underline-style="none" fo:font-weight="normal" officeooo:rsid="001c31b4" officeooo:paragraph-rsid="001c31b4" style:font-size-asian="11pt" style:font-style-asian="normal" style:font-weight-asian="normal" style:font-size-complex="11pt" style:font-style-complex="normal" style:font-weight-complex="normal"/>
    </style:style>
    <style:style style:name="P26" style:family="paragraph" style:parent-style-name="Text_20_body">
      <style:paragraph-properties fo:margin-left="1.909cm" fo:margin-right="0cm" fo:text-indent="0cm" style:auto-text-indent="false"/>
      <style:text-properties style:font-name="Nimbus Mono L" fo:font-size="11pt" fo:font-style="normal" style:text-underline-style="none" fo:font-weight="normal" officeooo:rsid="001c31b4" officeooo:paragraph-rsid="001c31b4" style:font-size-asian="11pt" style:font-style-asian="normal" style:font-weight-asian="normal" style:font-size-complex="11pt" style:font-style-complex="normal" style:font-weight-complex="normal"/>
    </style:style>
    <style:style style:name="P27" style:family="paragraph" style:parent-style-name="Text_20_body">
      <style:paragraph-properties fo:margin-left="1.928cm" fo:margin-right="0cm" fo:text-indent="0cm" style:auto-text-indent="false"/>
      <style:text-properties style:font-name="Nimbus Mono L" fo:font-size="11pt" fo:font-style="normal" style:text-underline-style="none" fo:font-weight="normal" officeooo:rsid="001c31b4" officeooo:paragraph-rsid="001c31b4" style:font-size-asian="11pt" style:font-style-asian="normal" style:font-weight-asian="normal" style:font-size-complex="11pt" style:font-style-complex="normal" style:font-weight-complex="normal"/>
    </style:style>
    <style:style style:name="P28" style:family="paragraph" style:parent-style-name="Text_20_body">
      <style:paragraph-properties fo:margin-left="1.947cm" fo:margin-right="0cm" fo:text-indent="0cm" style:auto-text-indent="false"/>
      <style:text-properties style:font-name="Nimbus Mono L" fo:font-size="11pt" fo:font-style="normal" style:text-underline-style="none" fo:font-weight="normal" officeooo:rsid="001c31b4" officeooo:paragraph-rsid="001c31b4" style:font-size-asian="11pt" style:font-style-asian="normal" style:font-weight-asian="normal" style:font-size-complex="11pt" style:font-style-complex="normal" style:font-weight-complex="normal"/>
    </style:style>
    <style:style style:name="P29" style:family="paragraph" style:parent-style-name="Text_20_body">
      <style:paragraph-properties fo:margin-left="1.947cm" fo:margin-right="0cm" fo:text-indent="0cm" style:auto-text-indent="false"/>
      <style:text-properties style:font-name="Nimbus Mono L" fo:font-size="11pt" fo:font-style="normal" style:text-underline-style="none" fo:font-weight="normal" officeooo:rsid="001cd210" officeooo:paragraph-rsid="001cd210" style:font-size-asian="11pt" style:font-style-asian="normal" style:font-weight-asian="normal" style:font-size-complex="11pt" style:font-style-complex="normal" style:font-weight-complex="normal"/>
    </style:style>
    <style:style style:name="P30" style:family="paragraph" style:parent-style-name="Text_20_body">
      <style:paragraph-properties fo:margin-left="1.984cm" fo:margin-right="0cm" fo:text-indent="0cm" style:auto-text-indent="false"/>
      <style:text-properties style:font-name="Nimbus Mono L" fo:font-size="11pt" fo:font-style="normal" style:text-underline-style="none" fo:font-weight="normal" officeooo:rsid="001cd210" officeooo:paragraph-rsid="001cd210"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center" style:justify-single-word="false"/>
      <style:text-properties style:font-name="URW Bookman L" fo:font-size="18pt" fo:font-weight="bold" officeooo:rsid="001740d1" officeooo:paragraph-rsid="0020e734" style:font-size-asian="18pt" style:font-weight-asian="bold" style:font-size-complex="18pt" style:font-weight-complex="bold"/>
    </style:style>
    <style:style style:name="P32" style:family="paragraph" style:parent-style-name="Standard">
      <style:paragraph-properties fo:text-align="center" style:justify-single-word="false"/>
      <style:text-properties style:font-name="URW Bookman L" fo:font-size="18pt" fo:font-weight="bold" officeooo:rsid="001740d1" officeooo:paragraph-rsid="00211b4d" style:font-size-asian="18pt" style:font-weight-asian="bold" style:font-size-complex="18pt" style:font-weight-complex="bold"/>
    </style:style>
    <style:style style:name="P33" style:family="paragraph" style:parent-style-name="Standard">
      <style:paragraph-properties fo:text-align="center" style:justify-single-word="false"/>
      <style:text-properties style:font-name="URW Bookman L" fo:font-size="18pt" officeooo:rsid="001740d1" officeooo:paragraph-rsid="0020e734" style:font-size-asian="18pt" style:font-size-complex="18pt"/>
    </style:style>
    <style:style style:name="P34" style:family="paragraph" style:parent-style-name="Standard">
      <style:paragraph-properties fo:text-align="center" style:justify-single-word="false"/>
      <style:text-properties style:font-name="URW Bookman L" fo:font-size="18pt" officeooo:rsid="001740d1" officeooo:paragraph-rsid="00211b4d" style:font-size-asian="18pt" style:font-size-complex="18pt"/>
    </style:style>
    <style:style style:name="P35" style:family="paragraph" style:parent-style-name="Standard">
      <style:paragraph-properties fo:text-align="start" style:justify-single-word="false"/>
      <style:text-properties style:font-name="URW Bookman L" fo:font-size="18pt" officeooo:rsid="001740d1" officeooo:paragraph-rsid="00211b4d" style:font-size-asian="18pt" style:font-size-complex="18pt"/>
    </style:style>
    <style:style style:name="P36" style:family="paragraph" style:parent-style-name="Standard">
      <style:paragraph-properties fo:text-align="start" style:justify-single-word="false"/>
      <style:text-properties style:font-name="URW Bookman L" fo:font-size="18pt" fo:font-weight="normal" officeooo:rsid="001740d1" officeooo:paragraph-rsid="00211b4d" style:font-size-asian="18pt" style:font-weight-asian="normal" style:font-size-complex="18pt" style:font-weight-complex="normal"/>
    </style:style>
    <style:style style:name="P37" style:family="paragraph" style:parent-style-name="Standard">
      <style:paragraph-properties fo:text-align="center" style:justify-single-word="false"/>
      <style:text-properties style:font-name="URW Bookman L" fo:font-size="16pt" officeooo:rsid="001740d1" officeooo:paragraph-rsid="0020e734" style:font-size-asian="16pt" style:font-size-complex="16pt"/>
    </style:style>
    <style:style style:name="P38" style:family="paragraph" style:parent-style-name="Standard">
      <style:paragraph-properties fo:text-align="center" style:justify-single-word="false"/>
      <style:text-properties style:font-name="URW Bookman L" fo:font-size="16pt" officeooo:rsid="001740d1" officeooo:paragraph-rsid="00211b4d" style:font-size-asian="16pt" style:font-size-complex="16pt"/>
    </style:style>
    <style:style style:name="P39" style:family="paragraph" style:parent-style-name="Standard">
      <style:paragraph-properties fo:text-align="end" style:justify-single-word="false"/>
      <style:text-properties fo:color="#b3b3b3" style:font-name="URW Gothic L" fo:font-size="7pt" officeooo:rsid="001740d1" officeooo:paragraph-rsid="00211b4d" style:font-size-asian="7pt" style:font-size-complex="7pt"/>
    </style:style>
    <style:style style:name="P40" style:family="paragraph" style:parent-style-name="Standard" style:master-page-name="First_20_Page">
      <style:paragraph-properties fo:text-align="center" style:justify-single-word="false" style:page-number="auto" fo:break-before="page"/>
      <style:text-properties style:font-name="URW Bookman L" fo:font-size="18pt" fo:font-weight="bold" officeooo:rsid="001740d1" officeooo:paragraph-rsid="00211b4d" style:font-size-asian="18pt" style:font-weight-asian="bold" style:font-size-complex="18pt" style:font-weight-complex="bold"/>
    </style:style>
    <style:style style:name="P41" style:family="paragraph" style:parent-style-name="Text_20_body">
      <style:paragraph-properties fo:text-align="justify" style:justify-single-word="false"/>
      <style:text-properties fo:font-style="normal" style:text-underline-style="solid" style:text-underline-width="auto" style:text-underline-color="font-color" fo:font-weight="normal" officeooo:rsid="001aebbc" officeooo:paragraph-rsid="001aebbc" style:font-style-asian="normal" style:font-weight-asian="normal" style:font-style-complex="normal" style:font-weight-complex="normal"/>
    </style:style>
    <style:style style:name="P42" style:family="paragraph" style:parent-style-name="Text_20_body">
      <style:text-properties style:font-name="Nimbus Roman No9 L" fo:font-size="12pt" fo:font-style="normal" style:text-underline-style="none" fo:font-weight="normal" officeooo:rsid="001c31b4" officeooo:paragraph-rsid="001c31b4" style:font-size-asian="10.5pt" style:font-style-asian="normal" style:font-weight-asian="normal" style:font-size-complex="12pt" style:font-style-complex="normal" style:font-weight-complex="normal"/>
    </style:style>
    <style:style style:name="P43" style:family="paragraph" style:parent-style-name="Text_20_body">
      <style:text-properties style:font-name="Nimbus Roman No9 L" fo:font-size="12pt" fo:font-style="normal" style:text-underline-style="none" fo:font-weight="normal" officeooo:rsid="001c31b4" officeooo:paragraph-rsid="001c31b4" style:font-size-asian="12pt" style:font-style-asian="normal" style:font-weight-asian="normal" style:font-size-complex="12pt" style:font-style-complex="normal" style:font-weight-complex="normal"/>
    </style:style>
    <style:style style:name="P44" style:family="paragraph" style:parent-style-name="Text_20_body">
      <style:text-properties style:font-name="Nimbus Roman No9 L" fo:font-size="12pt" fo:font-style="normal" style:text-underline-style="none" fo:font-weight="normal" officeooo:rsid="001cd210" officeooo:paragraph-rsid="001cd210"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left="0.642cm" fo:margin-right="1.095cm" fo:text-align="justify" style:justify-single-word="false" fo:text-indent="0cm" style:auto-text-indent="false"/>
      <style:text-properties fo:font-style="normal" style:text-underline-style="none" fo:font-weight="normal" officeooo:rsid="001996d0" officeooo:paragraph-rsid="001996d0" style:font-style-asian="normal" style:font-weight-asian="normal" style:font-style-complex="normal" style:font-weight-complex="normal"/>
    </style:style>
    <style:style style:name="P46" style:family="paragraph" style:parent-style-name="Text_20_body">
      <style:paragraph-properties fo:margin-left="0.642cm" fo:margin-right="1.095cm" fo:text-align="justify" style:justify-single-word="false" fo:text-indent="0cm" style:auto-text-indent="false"/>
      <style:text-properties fo:font-style="normal" style:text-underline-style="none" fo:font-weight="normal" officeooo:rsid="001f6b31" officeooo:paragraph-rsid="001f6b31" style:font-style-asian="normal" style:font-weight-asian="normal" style:font-style-complex="normal" style:font-weight-complex="normal"/>
    </style:style>
    <style:style style:name="P47" style:family="paragraph" style:parent-style-name="Text_20_body">
      <style:paragraph-properties fo:margin-left="0.642cm" fo:margin-right="1.095cm" fo:text-align="justify" style:justify-single-word="false" fo:text-indent="0cm" style:auto-text-indent="false"/>
      <style:text-properties fo:font-style="normal" style:text-underline-style="none" fo:font-weight="normal" officeooo:rsid="001aebbc" officeooo:paragraph-rsid="001aebbc" style:font-style-asian="normal" style:font-weight-asian="normal" style:font-style-complex="normal" style:font-weight-complex="normal"/>
    </style:style>
    <style:style style:name="P48" style:family="paragraph" style:parent-style-name="Text_20_body">
      <style:paragraph-properties fo:margin-left="0.642cm" fo:margin-right="1.095cm" fo:text-indent="0cm" style:auto-text-indent="false"/>
      <style:text-properties fo:font-style="normal" style:text-underline-style="none" fo:font-weight="normal" officeooo:rsid="001aebbc" officeooo:paragraph-rsid="001aebbc" style:font-style-asian="normal" style:font-weight-asian="normal" style:font-style-complex="normal" style:font-weight-complex="normal"/>
    </style:style>
    <style:style style:name="P49" style:family="paragraph" style:parent-style-name="Text_20_body">
      <style:paragraph-properties fo:margin-left="0.642cm" fo:margin-right="1.095cm" fo:text-align="justify" style:justify-single-word="false" fo:text-indent="0cm" style:auto-text-indent="false"/>
      <style:text-properties fo:font-style="normal" style:text-underline-style="none" fo:font-weight="normal" officeooo:rsid="001c31b4" officeooo:paragraph-rsid="001c31b4" style:font-style-asian="normal" style:font-weight-asian="normal" style:font-style-complex="normal" style:font-weight-complex="normal"/>
    </style:style>
    <style:style style:name="P50" style:family="paragraph" style:parent-style-name="Text_20_body">
      <style:paragraph-properties fo:margin-left="0.642cm" fo:margin-right="1.095cm" fo:text-align="justify" style:justify-single-word="false" fo:text-indent="0cm" style:auto-text-indent="false"/>
      <style:text-properties fo:font-style="normal" style:text-underline-style="solid" style:text-underline-width="auto" style:text-underline-color="font-color" fo:font-weight="normal" officeooo:rsid="001aebbc" officeooo:paragraph-rsid="001aebbc" style:font-style-asian="normal" style:font-weight-asian="normal" style:font-style-complex="normal" style:font-weight-complex="normal"/>
    </style:style>
    <style:style style:name="P51" style:family="paragraph" style:parent-style-name="Text_20_body">
      <style:paragraph-properties fo:margin-left="0.642cm" fo:margin-right="1.095cm" fo:text-indent="0cm" style:auto-text-indent="false"/>
      <style:text-properties style:text-underline-style="none" officeooo:paragraph-rsid="001aebbc"/>
    </style:style>
    <style:style style:name="P52" style:family="paragraph" style:parent-style-name="Text_20_body">
      <style:paragraph-properties fo:margin-left="1.947cm" fo:margin-right="0cm" fo:text-indent="0cm" style:auto-text-indent="false"/>
      <style:text-properties style:font-name="Nimbus Mono L" fo:font-size="11pt" fo:font-style="normal" style:text-underline-style="none" fo:font-weight="normal" officeooo:rsid="001e236e" officeooo:paragraph-rsid="001e236e" style:font-size-asian="11pt" style:font-style-asian="normal" style:font-weight-asian="normal" style:font-size-complex="11pt" style:font-style-complex="normal" style:font-weight-complex="normal"/>
    </style:style>
    <style:style style:name="P53" style:family="paragraph" style:parent-style-name="Text_20_body">
      <style:paragraph-properties fo:margin-left="1.947cm" fo:margin-right="0cm" fo:text-indent="0cm" style:auto-text-indent="false"/>
      <style:text-properties style:font-name="Nimbus Mono L" fo:font-size="11pt" fo:font-style="normal" style:text-underline-style="none" fo:font-weight="normal" officeooo:rsid="001cd210" officeooo:paragraph-rsid="001cd210" style:font-size-asian="11pt" style:font-style-asian="normal" style:font-weight-asian="normal" style:font-size-complex="11pt" style:font-style-complex="normal" style:font-weight-complex="normal"/>
    </style:style>
    <style:style style:name="P54" style:family="paragraph" style:parent-style-name="Text_20_body">
      <style:paragraph-properties fo:margin-left="1.947cm" fo:margin-right="0cm" fo:text-indent="0cm" style:auto-text-indent="false"/>
      <style:text-properties style:font-name="Nimbus Mono L" fo:font-size="11pt" fo:font-style="normal" style:text-underline-style="none" fo:font-weight="normal" officeooo:rsid="001e7730" officeooo:paragraph-rsid="001e236e" style:font-size-asian="11pt" style:font-style-asian="normal" style:font-weight-asian="normal" style:font-size-complex="11pt" style:font-style-complex="normal" style:font-weight-complex="normal"/>
    </style:style>
    <style:style style:name="P55" style:family="paragraph" style:parent-style-name="Text_20_body">
      <style:paragraph-properties fo:margin-left="1.947cm" fo:margin-right="0cm" fo:text-indent="0cm" style:auto-text-indent="false"/>
      <style:text-properties style:font-name="Nimbus Mono L" fo:font-size="11pt" fo:font-style="normal" style:text-underline-style="none" fo:font-weight="normal" officeooo:rsid="001e7730" officeooo:paragraph-rsid="001e7730" style:font-size-asian="11pt" style:font-style-asian="normal" style:font-weight-asian="normal" style:font-size-complex="11pt" style:font-style-complex="normal" style:font-weight-complex="normal"/>
    </style:style>
    <style:style style:name="P56" style:family="paragraph" style:parent-style-name="Text_20_body">
      <style:paragraph-properties fo:margin-left="1.947cm" fo:margin-right="0cm" fo:text-indent="0cm" style:auto-text-indent="false"/>
      <style:text-properties style:font-name="Nimbus Roman No9 L" fo:font-size="12pt" fo:font-style="normal" style:text-underline-style="none" fo:font-weight="normal" officeooo:rsid="001e236e" officeooo:paragraph-rsid="001e236e" style:font-size-asian="12pt" style:font-style-asian="normal" style:font-weight-asian="normal" style:font-size-complex="12pt" style:font-style-complex="normal" style:font-weight-complex="normal"/>
    </style:style>
    <style:style style:name="P57" style:family="paragraph" style:parent-style-name="Heading_20_2">
      <style:text-properties officeooo:rsid="001740d1" officeooo:paragraph-rsid="001740d1"/>
    </style:style>
    <style:style style:name="P58" style:family="paragraph" style:parent-style-name="Heading_20_2">
      <style:text-properties fo:font-style="italic" fo:font-weight="bold" officeooo:rsid="0018251e" officeooo:paragraph-rsid="0018251e" style:font-style-asian="italic" style:font-weight-asian="bold" style:font-style-complex="italic" style:font-weight-complex="bold"/>
    </style:style>
    <style:style style:name="P59" style:family="paragraph" style:parent-style-name="Heading_20_2">
      <style:text-properties fo:font-style="normal" style:text-underline-style="solid" style:text-underline-width="auto" style:text-underline-color="font-color" fo:font-weight="normal" officeooo:rsid="001c31b4" officeooo:paragraph-rsid="001c31b4" style:font-style-asian="normal" style:font-weight-asian="normal" style:font-style-complex="normal" style:font-weight-complex="normal"/>
    </style:style>
    <style:style style:name="P60" style:family="paragraph" style:parent-style-name="Heading_20_2">
      <style:paragraph-properties fo:break-before="page"/>
      <style:text-properties officeooo:rsid="001740d1" officeooo:paragraph-rsid="001740d1"/>
    </style:style>
    <style:style style:name="P61" style:family="paragraph" style:parent-style-name="Footer">
      <style:paragraph-properties fo:text-align="center" style:justify-single-word="false"/>
      <style:text-properties fo:color="#000000"/>
    </style:style>
    <style:style style:name="T1" style:family="text">
      <style:text-properties officeooo:rsid="001740d1"/>
    </style:style>
    <style:style style:name="T2" style:family="text">
      <style:text-properties fo:font-style="italic" officeooo:rsid="001740d1" style:font-style-asian="italic" style:font-style-complex="italic"/>
    </style:style>
    <style:style style:name="T3" style:family="text">
      <style:text-properties fo:font-style="italic" fo:font-weight="normal" officeooo:rsid="0018251e" style:font-style-asian="italic" style:font-weight-asian="normal" style:font-style-complex="italic" style:font-weight-complex="normal"/>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normal" fo:font-weight="normal" officeooo:rsid="001740d1" style:font-style-asian="normal" style:font-weight-asian="normal" style:font-style-complex="normal" style:font-weight-complex="normal"/>
    </style:style>
    <style:style style:name="T6" style:family="text">
      <style:text-properties fo:font-style="normal" fo:font-weight="normal" officeooo:rsid="0018251e" style:font-style-asian="normal" style:font-weight-asian="normal" style:font-style-complex="normal" style:font-weight-complex="normal"/>
    </style:style>
    <style:style style:name="T7" style:family="text">
      <style:text-properties fo:font-style="normal" fo:font-weight="normal" officeooo:rsid="001aebbc" style:font-style-asian="normal" style:font-weight-asian="normal" style:font-style-complex="normal" style:font-weight-complex="normal"/>
    </style:style>
    <style:style style:name="T8" style:family="text">
      <style:text-properties fo:font-style="normal" fo:font-weight="normal" officeooo:rsid="001c31b4" style:font-style-asian="normal" style:font-weight-asian="normal" style:font-style-complex="normal" style:font-weight-complex="normal"/>
    </style:style>
    <style:style style:name="T9" style:family="text">
      <style:text-properties fo:font-style="normal" fo:font-weight="normal" officeooo:rsid="001cd210" style:font-style-asian="normal" style:font-weight-asian="normal" style:font-style-complex="normal" style:font-weight-complex="normal"/>
    </style:style>
    <style:style style:name="T10" style:family="text">
      <style:text-properties fo:font-style="normal" fo:font-weight="normal" officeooo:rsid="001e236e" style:font-style-asian="normal" style:font-weight-asian="normal" style:font-style-complex="normal" style:font-weight-complex="normal"/>
    </style:style>
    <style:style style:name="T11" style:family="text">
      <style:text-properties fo:font-style="normal" fo:font-weight="normal" officeooo:rsid="001f6b31" style:font-style-asian="normal" style:font-weight-asian="normal" style:font-style-complex="normal" style:font-weight-complex="normal"/>
    </style:style>
    <style:style style:name="T12" style:family="text">
      <style:text-properties officeooo:rsid="001f6b31"/>
    </style:style>
    <style:style style:name="T13" style:family="text">
      <style:text-properties style:font-name="Nimbus Mono L" fo:font-size="11pt" style:font-size-asian="11pt" style:font-size-complex="11pt"/>
    </style:style>
    <style:style style:name="T14" style:family="text">
      <style:text-properties officeooo:rsid="0020e7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4">Algoritmos y Programacion II (75.41)</text:span></text:p>
      <text:p text:style-name="P32"><text:span text:style-name="T14">Cátedra Wachenchauzer</text:span></text:p>
      <text:p text:style-name="P32"><text:span text:style-name="T14"/></text:p>
      <text:p text:style-name="P32"><text:span text:style-name="T14"/></text:p>
      <text:p text:style-name="P32"><text:span text:style-name="T14"/></text:p>
      <text:p text:style-name="P32"><text:span text:style-name="T14"/></text:p>
      <text:p text:style-name="P32"><text:span text:style-name="T14">Trabajo Práctico 3</text:span></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8"><text:span text:style-name="T14"/></text:p>
      <text:p text:style-name="P34"><text:span text:style-name="T14"/></text:p>
      <text:p text:style-name="P35"><text:span text:style-name="T14">Corrector:</text:span></text:p>
      <text:p text:style-name="P35"><text:span text:style-name="T14"><text:tab/><text:tab/>Martín Buchwald</text:span></text:p>
      <text:p text:style-name="P34"><text:span text:style-name="T14"/></text:p>
      <text:p text:style-name="P34"><text:span text:style-name="T14"/></text:p>
      <text:p text:style-name="P35"><text:span text:style-name="T14">Alumnos:</text:span></text:p>
      <text:p text:style-name="P35"><text:span text:style-name="T14"><text:tab/><text:tab/>Lauría, María Dulce (94772)</text:span></text:p>
      <text:p text:style-name="P36"><text:span text:style-name="T14"><text:tab/><text:tab/>Acevedo, Facundo (94311)</text:span></text:p>
      <text:h text:style-name="P60" text:outline-level="2">Análisis:</text:h>
      <text:p text:style-name="P9">Nuestro “GPS” trabaja con dos grafos, uno para las calles y otro para los nodos. Posee una estructura muy modular y de código ordenado. Para las rutas optimas se implemento un algoritmo basándose en el de Dijkstra, de manera que se obtienen las rutas optimas desde un vértice hacia todos los demás.</text:p>
      <text:p text:style-name="P9">Para visualizar de manera mas legible las rutas se genera un archivo kml el cual puede ser cargado en cualquier GIS que soporte este tipo de archivos.</text:p>
      <text:p text:style-name="P9"/>
      <text:h text:style-name="P57" text:outline-level="2">Especificación:</text:h>
      <text:p text:style-name="P9">Sistemas operativos:</text:p>
      <text:p text:style-name="P9"><text:tab/>Aquellos en los que este portado python</text:p>
      <text:p text:style-name="P1"/>
      <text:p text:style-name="P9">Ejecución:</text:p>
      <text:p text:style-name="P1"><text:span text:style-name="T1"><text:tab/>Correr </text:span><text:span text:style-name="T2">./gps_pizeria.sh </text:span><text:span text:style-name="T5">en la consola. Para máxima compatibilidad se debe poseer python <text:tab/>2.7, ya que con esta versión fue probado.</text:span></text:p>
      <text:p text:style-name="P10">Datos de entrada:</text:p>
      <text:p text:style-name="P10"><text:tab/>A lo largo de la ejecución se pedirá que se ingrese texto, avisando el formato esperado. Este <text:tab/>sera validado y modificado para que cumpla con el estándar usado en la aplicación.</text:p>
      <text:p text:style-name="P10"><text:tab/>Las entradas obligatorias son:</text:p>
      <text:p text:style-name="P10"><text:tab/><text:tab/>-Ruta del mapa: ubicación en la computadora del archivo del mapa</text:p>
      <text:p text:style-name="P10"><text:tab/><text:tab/>-Intersección de la pizeria: ubicación física de la pizeria.</text:p>
      <text:p text:style-name="P10"><text:tab/>Luego variara según la opción a utilizar.</text:p>
      <text:p text:style-name="P11">Datos de salida:</text:p>
      <text:p text:style-name="P11"><text:tab/>Luego de encontrar y procesar la ruta optima, la aplicación generara parcialmente un archivo <text:tab/>kml, el cual estará completo al cerrar el programa, este archivo cuenta con marcas <text:tab/>especificas en la ubicación de la pizeria, y la casa de los clientes, como así en cualquiera de <text:tab/>los trayectos que se hayan procesado.</text:p>
      <text:p text:style-name="P11"/>
      <text:h text:style-name="P58" text:outline-level="2"><text:soft-page-break/></text:h>
      <text:h text:style-name="P58" text:outline-level="2"/>
      <text:h text:style-name="P58" text:outline-level="2"/>
      <text:h text:style-name="P58" text:outline-level="2"/>
      <text:h text:style-name="P58" text:outline-level="2">Diseño:</text:h>
      <text:p text:style-name="P2"><text:span text:style-name="T6">El código del programa se divide en </text:span><text:span text:style-name="T11">siete</text:span><text:span text:style-name="T6"> archivos </text:span><text:span text:style-name="T3">archivos.py <text:s/>constantes.py <text:s/>grafo.py <text:s/>interaccion.py <text:s/>main.py <text:s/>sexykml.py <text:s/>texto.py </text:span></text:p>
      <text:p text:style-name="P12">archivos.py: </text:p>
      <text:p text:style-name="P45">Contiene las funciones encargadas de validar el archivo .csv, ya sea verificando que el <text:tab/>archivo sea un fichero ordinario ( osea no un dispositivo, ni una carpeta), verificando que no <text:tab/>este vació y comprobando que se tienen los permisos necesarios para leerlo. Luego genera <text:tab/>dos grafos y un diccionario , carga los datos en los respectivos grafos, y obtiene la información de los nodos guardándola en el diccionario. Finalizada la tarea, cierra el archivo.</text:p>
      <text:p text:style-name="P17"/>
      <text:p text:style-name="P13">constantes.py:</text:p>
      <text:p text:style-name="P45">Contiene las constantes globales, que se utilizan en todo el programa, ya sean mensajes, como también el valor referencia de infinito.</text:p>
      <text:p text:style-name="P17"/>
      <text:p text:style-name="P13">grafo.py:</text:p>
      <text:p text:style-name="P45">Contiene clases y funciones referidas a la utilización del grafo, maneras de imprimir una ruta por pantalla, como así también el grafo mismo. <text:span text:style-name="T12">Varias de las funciones no son usadas en el programa, pero sirven en el caso de querer ver agilmente los datos en pantalla, sin tener que generar un archivo kml.</text:span></text:p>
      <text:p text:style-name="P45">Contiene también una función para validar que las calles ingresadas pertenezcan al mapa y se intersequen. Una función para obtener la ruta optima basanadose en el algoritmo de Dijkstra. Una función para procesar la ruta y otra para adecuarla a la entrada de las funciones de generación del kml.</text:p>
      <text:p text:style-name="P46">Por ultimo posee una función que ejecuta de manera ordenada el resto de las funciones, necesarias para obtener la ruta y agregarla al archivo kml.</text:p>
      <text:p text:style-name="P50"/>
      <text:p text:style-name="P14">interaccion.py:</text:p>
      <text:p text:style-name="P47">Contiene funciones que interactuan con el usuario, incluyendo al menú, estas funciones imprimen mensajes, <text:span text:style-name="T12">piden datos</text:span> y también validan entradas.</text:p>
      <text:p text:style-name="P18"/>
      <text:p text:style-name="P14"/>
      <text:p text:style-name="P14"><text:soft-page-break/>main.py:</text:p>
      <text:p text:style-name="P48">Llama a las funciones de manera ordenada para que el programa funcione, importa a todos los módulos de la carpeta src, también inicializa el archivo kml, luego pide que se le ingrese la ruta al mapa, valida que este exista y genera los grafos, a continuación ingresa al bucle principal de la aplicación donde se mostrara el menú y según la opción elegida se procederá a generar las rutas.</text:p>
      <text:p text:style-name="P19"/>
      <text:p text:style-name="P15">sexykml.py:</text:p>
      <text:p text:style-name="P51"><text:span text:style-name="T7">Contiene la clase SexyKML, que es la encargada de generar el archivo kml, al inicializarla debe recibir el titulo <text:s/>que </text:span><text:span text:style-name="T11">tendrá</text:span><text:span text:style-name="T7"> el mapa, también se le puede pasar la </text:span><text:span text:style-name="T11">ubicación</text:span><text:span text:style-name="T7"> donde se quiere que se guarde el </text:span><text:span text:style-name="T8">archivo con las rutas, pero no es obligatorio, ya que por defecto genera el archivo “rutas.kml”. Esta clase tiene las funciones para agregar un marcador, agregar una ruta, agregar un comentario, y finalizar, esta ultima debe ser llamada obligatoriamente ya que es la encargada de cerrar la estructura y escribir el archivo.</text:span></text:p>
      <text:p text:style-name="P51"><text:span text:style-name="T8"/></text:p>
      <text:p text:style-name="P16">texto.py:</text:p>
      <text:p text:style-name="P49">Contiene las funciones de tratamiento de entradas, modificandolas para que cumplan con el estándar utilizado por esta aplicación. También posee una función para validar y devolver una intersección.</text:p>
      <text:h text:style-name="P59" text:outline-level="2"/>
      <text:h text:style-name="P59" text:outline-level="2"><text:span text:style-name="T4">Pruebas:</text:span></text:h>
      <text:p text:style-name="P20">Se pide la ubicación del mapa:</text:p>
      <text:p text:style-name="P24">[facu@wtf tp3-algo2]$ ./gps_pizeria.sh </text:p>
      <text:p text:style-name="P24">Ingrese la ubicación del mapa: </text:p>
      <text:p text:style-name="P24">:&gt;</text:p>
      <text:p text:style-name="P21"/>
      <text:p text:style-name="P5">Se pide la intersección. de la pizeria:</text:p>
      <text:p text:style-name="P25">Ingrese la intersección. con el siguiente formato: </text:p>
      <text:p text:style-name="P25"><text:s text:c="8"/>calle1,calle2 </text:p>
      <text:p text:style-name="P25"/>
      <text:p text:style-name="P25">INGRESE LA DIRECCION DE LA PIZERIA: </text:p>
      <text:p text:style-name="P25">:&gt; </text:p>
      <text:p text:style-name="P21"/>
      <text:p text:style-name="P5"/>
      <text:p text:style-name="P5"/>
      <text:p text:style-name="P5"/>
      <text:p text:style-name="P5"/>
      <text:p text:style-name="P5"><text:soft-page-break/>Luego de ingresar la intersección. se mostrara el menú:</text:p>
      <text:p text:style-name="P3"/>
      <text:p text:style-name="P21"><text:s text:c="10"/>sSSSSs <text:s text:c="2"/>.S_sSSs <text:s text:c="5"/>sSSs <text:s/></text:p>
      <text:p text:style-name="P21"><text:s text:c="9"/>d%%%%SP <text:s/>.SS~YS%%b <text:s text:c="3"/>d%%SP <text:s/></text:p>
      <text:p text:style-name="P21"><text:s text:c="8"/>d%S' <text:s text:c="5"/>S%S <text:s text:c="2"/>`S%b <text:s/>d%S' <text:s text:c="3"/></text:p>
      <text:p text:style-name="P21"><text:s text:c="8"/>S%S <text:s text:c="6"/>S%S <text:s text:c="3"/>S%S <text:s/>S%| <text:s text:c="4"/></text:p>
      <text:p text:style-name="P21"><text:s text:c="8"/>S&amp;S <text:s text:c="6"/>S%S <text:s text:c="3"/>d*S <text:s/>S&amp;S <text:s text:c="4"/></text:p>
      <text:p text:style-name="P21"><text:s text:c="8"/>S&amp;S <text:s text:c="6"/>S&amp;S <text:s text:c="2"/>.S*S <text:s/>Y&amp;Ss <text:s text:c="3"/></text:p>
      <text:p text:style-name="P21"><text:s text:c="8"/>S&amp;S <text:s text:c="6"/>S&amp;S_sdSSS <text:s text:c="2"/>`S&amp;&amp;S <text:s text:c="2"/></text:p>
      <text:p text:style-name="P21"><text:s text:c="8"/>S&amp;S sSSs <text:s/>S&amp;S~YSSY <text:s text:c="5"/>`S*S <text:s/></text:p>
      <text:p text:style-name="P21"><text:s text:c="8"/>S*b `S%% <text:s/>S*S <text:s text:c="11"/>l*S <text:s/></text:p>
      <text:p text:style-name="P21"><text:s text:c="8"/>S*S <text:s text:c="2"/>S% <text:s/>S*S <text:s text:c="10"/>.S*P <text:s/></text:p>
      <text:p text:style-name="P21"><text:s text:c="9"/>SS_sSSS <text:s/>S*S <text:s text:c="8"/>sSS*S <text:s text:c="2"/></text:p>
      <text:p text:style-name="P21"><text:s text:c="10"/>Y~YSSY <text:s/>S*S <text:s text:c="8"/>YSS' <text:s text:c="3"/></text:p>
      <text:p text:style-name="P21"><text:s text:c="18"/>SP <text:s text:c="17"/></text:p>
      <text:p text:style-name="P21"><text:s text:c="18"/>Y <text:s text:c="3"/>De Gerli al MUNDO! </text:p>
      <text:p text:style-name="P21"><text:s/></text:p>
      <text:p text:style-name="P21"/>
      <text:p text:style-name="P21"><text:s text:c="8"/>1)Generar ruta </text:p>
      <text:p text:style-name="P21"><text:s text:c="8"/>2)Ruta e/puntos cualesquiera -Consigna Opcional- </text:p>
      <text:p text:style-name="P21"><text:s text:c="8"/>3)Salir </text:p>
      <text:p text:style-name="P21"/>
      <text:p text:style-name="P21">:&gt; </text:p>
      <text:p text:style-name="P21"/>
      <text:p text:style-name="P21"/>
      <text:p text:style-name="P21"/>
      <text:p text:style-name="P6">Seleccionada la opción 1, pedirá l intersección. de la calle del cliente:</text:p>
      <text:p text:style-name="P26">Ingrese la intersección. con el siguiente formato: </text:p>
      <text:p text:style-name="P26"><text:s text:c="8"/>calle1,calle2 </text:p>
      <text:p text:style-name="P26"/>
      <text:p text:style-name="P26">INGRESE LA DIRECCION DEL CLIENTE: </text:p>
      <text:p text:style-name="P26">:&gt; </text:p>
      <text:p text:style-name="P21"/>
      <text:p text:style-name="P6"/>
      <text:p text:style-name="P6"/>
      <text:p text:style-name="P6"/>
      <text:p text:style-name="P6"/>
      <text:p text:style-name="P6"/>
      <text:p text:style-name="P6"><text:soft-page-break/></text:p>
      <text:p text:style-name="P6">Luego de ingresar la intersección. nos avisara:</text:p>
      <text:p text:style-name="P27">Ida... </text:p>
      <text:p text:style-name="P27">Generando rutas, puede tardar... </text:p>
      <text:p text:style-name="P27">Generando trazas... </text:p>
      <text:p text:style-name="P27">Vuelta... </text:p>
      <text:p text:style-name="P27">Generando rutas, puede tardar... </text:p>
      <text:p text:style-name="P27">Generando trazas... </text:p>
      <text:p text:style-name="P27">Generado correctamente, el archivo .kml</text:p>
      <text:p text:style-name="P21"/>
      <text:p text:style-name="P6">y volverá a mostrar el menú.</text:p>
      <text:p text:style-name="P6">Selecciono la opción 2, pedirá la intersección. del vértice A:</text:p>
      <text:p text:style-name="P6"/>
      <text:p text:style-name="P25">Ingrese la intersección. con el siguiente formato: </text:p>
      <text:p text:style-name="P25"><text:s text:c="8"/>calle1,calle2 </text:p>
      <text:p text:style-name="P21"/>
      <text:p text:style-name="P28">INGRESE INTERSECCION DEL VERTICE_A:</text:p>
      <text:p text:style-name="P21"/>
      <text:p text:style-name="P6">Luego la del vértice B:</text:p>
      <text:p text:style-name="P29">Ingrese la intersección. con el siguiente formato: </text:p>
      <text:p text:style-name="P29"><text:s text:c="8"/>calle1,calle2 </text:p>
      <text:p text:style-name="P29"/>
      <text:p text:style-name="P29">INGRESE INTERSECCION DEL VERTICE_B: </text:p>
      <text:p text:style-name="P29">:&gt; </text:p>
      <text:p text:style-name="P22"/>
      <text:p text:style-name="P7">Luego genera el kml y nos avisa:</text:p>
      <text:p text:style-name="P29">Ida... </text:p>
      <text:p text:style-name="P29">Generando rutas, puede tardar... </text:p>
      <text:p text:style-name="P29">Generando trazas... </text:p>
      <text:p text:style-name="P29">Vuelta... </text:p>
      <text:p text:style-name="P30">Generando rutas, puede tardar... </text:p>
      <text:p text:style-name="P30">Generando trazas... </text:p>
      <text:p text:style-name="P30">Generado correctamente, el archivo .kml </text:p>
      <text:p text:style-name="P22"/>
      <text:p text:style-name="P7">Elijo la opción 3, para finalizar el programa:</text:p>
      <text:p text:style-name="P30">Finalizando KML... </text:p>
      <text:p text:style-name="P30">Cerrando archivo ...</text:p>
      <text:p text:style-name="P22"/>
      <text:p text:style-name="P7"><text:soft-page-break/></text:p>
      <text:p text:style-name="P7"/>
      <text:p text:style-name="P7">Posibles errores en el ingreso de datos:</text:p>
      <text:p text:style-name="P4"><text:span text:style-name="T10">Mapa</text:span><text:span text:style-name="T9">:</text:span></text:p>
      <text:p text:style-name="P29">Ingrese la ubicación del mapa: </text:p>
      <text:p text:style-name="P29">:&gt;/dev/null </text:p>
      <text:p text:style-name="P29">El archivo no existe, o no es del tipo esperado </text:p>
      <text:p text:style-name="P29">Ingrese la ubicación del mapa:</text:p>
      <text:p text:style-name="P29">:&gt;mapa_vacio.csv <text:s text:c="3"/></text:p>
      <text:p text:style-name="P29">El archivo esta vació </text:p>
      <text:p text:style-name="P29"/>
      <text:p text:style-name="P29">Ingrese la ubicación del mapa: </text:p>
      <text:p text:style-name="P29">:&gt;mapa_sin_permisos.csv </text:p>
      <text:p text:style-name="P52">Ocurrio un error al intentar abrir el archivo &lt;type 'exceptions.IOError'&gt; </text:p>
      <text:p text:style-name="P8"/>
      <text:p text:style-name="P8">Calles:</text:p>
      <text:p text:style-name="P56">:<text:span text:style-name="T13">&gt; general nazar y caxaraville <text:s text:c="5"/></text:span></text:p>
      <text:p text:style-name="P52">Formato no valido</text:p>
      <text:p text:style-name="P52"/>
      <text:p text:style-name="P54">- Si la dirección de la pizeria es la dirección del cliente:</text:p>
      <text:p text:style-name="P55">INGRESE LA DIRECCION DE LA PIZERIA: </text:p>
      <text:p text:style-name="P55">:&gt; general nazar,caxaraville </text:p>
      <text:p text:style-name="P55"/>
      <text:p text:style-name="P55">[.. MENU..]</text:p>
      <text:p text:style-name="P55">INGRESE LA DIRECCION DEL CLIENTE: </text:p>
      <text:p text:style-name="P55">:&gt; general nazar,caxaraville </text:p>
      <text:p text:style-name="P55">El lugar de partida y el de destino, no deben ser el mismo! </text:p>
      <text:p text:style-name="P8"/>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pitch="variable" style:font-charset="x-symbol"/>
    <style:font-face style:name="DejaVu Sans Mono" svg:font-family="'DejaVu Sans Mono'" style:font-family-generic="modern" style:font-pitch="fixed"/>
    <style:font-face style:name="Nimbus Mono L" svg:font-family="'Nimbus Mono L'" style:font-family-generic="modern" style:font-pitch="fixed"/>
    <style:font-face style:name="Baris Cerin Regular" svg:font-family="'Baris Cerin Regular'" style:font-pitch="variable"/>
    <style:font-face style:name="Stephens Heavy Writing" svg:font-family="'Stephens Heavy Writing'" style:font-pitch="variable"/>
    <style:font-face style:name="URW Bookman L" svg:font-family="'URW Bookman L'"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Nimbus Sans L" svg:font-family="'Nimbus Sans L'" style:font-family-generic="swiss" style:font-pitch="variable"/>
    <style:font-face style:name="URW Gothic L" svg:font-family="'URW Gothic L'" style:font-family-generic="swiss" style:font-pitch="variable"/>
    <style:font-face style:name="DejaVu Sans1"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color="#b3b3b3" style:font-name="URW Gothic L" fo:font-size="7pt" officeooo:rsid="001740d1" officeooo:paragraph-rsid="00211b4d" style:font-size-asian="7pt" style:font-size-complex="7pt"/>
    </style:style>
    <style:style style:name="MP2" style:family="paragraph" style:parent-style-name="Footer">
      <style:paragraph-properties fo:text-align="center" style:justify-single-word="false"/>
      <style:text-properties fo:color="#000000"/>
    </style:style>
    <style:style style:name="MT1" style:family="text">
      <style:text-properties officeooo:rsid="0020e734"/>
    </style:style>
    <style:page-layout style:name="Mpm1">
      <style:page-layout-properties fo:page-width="21.001cm" fo:page-height="29.7cm" style:num-format="1" style:print-orientation="portrait" fo:margin-top="0.284cm" fo:margin-bottom="1.9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auría, María Dulce (94772)</text:span></text:p>
        <text:p text:style-name="MP1"><text:span text:style-name="MT1">Acevedo, Facundo (94311)</text:span></text:p>
      </style:header>
      <style:footer>
        <text:p text:style-name="MP2"><text:page-number text:select-page="current">7</text:page-number></text:p>
      </style:footer>
    </style:master-page>
    <style:master-page style:name="Foot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8T01:14:38</meta:creation-date>
    <dc:date>2013-01-19T18:31:13</dc:date>
    <meta:editing-duration>PT13H59M18S</meta:editing-duration>
    <meta:editing-cycles>5</meta:editing-cycles>
    <meta:generator>LibreOffice/3.6$Linux_x86 LibreOffice_project/360m1$Build-3</meta:generator>
    <meta:document-statistic meta:table-count="0" meta:image-count="0" meta:object-count="0" meta:page-count="7" meta:paragraph-count="130" meta:word-count="1057" meta:character-count="7042" meta:non-whitespace-character-count="5665"/>
  </office:meta>
</office:document-meta>
</file>